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866cm"/>
    </style:style>
    <style:style style:name="co4" style:family="table-column">
      <style:table-column-properties fo:break-before="auto" style:column-width="8.5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ignator PC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Base Boar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,R6,R7</text:p>
          </table:table-cell>
          <table:table-cell office:value-type="string" calcext:value-type="string">
            <text:p>0 Ohm Resistor SMD 120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Ohm SMD 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1kOhm SMD 12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,7kOhm SMD 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 Cap SMD 1206 (not sure ye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D Slot</text:p>
          </table:table-cell>
          <table:table-cell office:value-type="string" calcext:value-type="string">
            <text:p>MICROSD-HIROSE</text:p>
          </table:table-cell>
          <table:table-cell office:value-type="string" calcext:value-type="string">
            <text:p>SC Card Slot MICROSD_HOLDER-HIROSE-DM3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 Pins</text:p>
          </table:table-cell>
          <table:table-cell office:value-type="string" calcext:value-type="string">
            <text:p>Audio,Audio1,ADC,DHT03,DHT03_ext,DS18B20,DS18B20ext,</text:p>
          </table:table-cell>
          <table:table-cell office:value-type="string" calcext:value-type="string">
            <text:p>Male pin headers 6x3 + 4 Pin Spacing: 0.1"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male Pins</text:p>
          </table:table-cell>
          <table:table-cell office:value-type="string" calcext:value-type="string">
            <text:p>JP1,JP2</text:p>
          </table:table-cell>
          <table:table-cell office:value-type="string" calcext:value-type="string">
            <text:p>Female Headers 2x12 Pin Spacing: 0.1"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rk Co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currency" office:currency="EUR" office:value="30" calcext:value-type="currency">
            <text:p>30,00 €</text:p>
          </table:table-cell>
        </table:table-row>
        <table:table-row table:style-name="ro1">
          <table:table-cell office:value-type="string" calcext:value-type="string">
            <text:p>Audio Board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IC-9.7MM Sparkfu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-Amp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LM358 Op-Am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,2 Koh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uF Capacitor SMD 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,R3,R4</text:p>
          </table:table-cell>
          <table:table-cell office:value-type="string" calcext:value-type="string">
            <text:p>10kOhm SMD 120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 Capacitor SMD 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pF Capacitor SMD 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F Cap SMD 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 </text:p>
          </table:table-cell>
          <table:table-cell office:value-type="string" calcext:value-type="string">
            <text:p>1MOhm Resistor 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currency" office:currency="EUR" office:value="5" calcext:value-type="currency">
            <text:p>5,00 €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mp-Sensor</text:p>
          </table:table-cell>
          <table:table-cell/>
          <table:table-cell office:value-type="string" calcext:value-type="string">
            <text:p>DS18B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Sensor</text:p>
          </table:table-cell>
          <table:table-cell/>
          <table:table-cell office:value-type="string" calcext:value-type="string">
            <text:p>DHT22 Sensor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EUR" office:value="8" calcext:value-type="currency">
            <text:p>8,00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H30A Bosche Load Cel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Hx711 AD-Conver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nections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bles 3 wire</text:p>
          </table:table-cell>
          <table:table-cell/>
          <table:table-cell office:value-type="string" calcext:value-type="string">
            <text:p>Cables 3 wires: Audio + 2x Hum (+Temp) ~ 50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bles 4 wire</text:p>
          </table:table-cell>
          <table:table-cell/>
          <table:table-cell office:value-type="string" calcext:value-type="string">
            <text:p>Cables 4 wire: ADC to Base Board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cales Constru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5"/>
          <table:table-cell table:formula="of:=SUM([.F1:.F43])" office:value-type="float" office:value="92.5" calcext:value-type="float">
            <text:p>92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8:30:40.030707602</meta:creation-date>
    <dc:date>2015-02-20T22:50:15.950920415</dc:date>
    <meta:editing-duration>PT4H8M45S</meta:editing-duration>
    <meta:editing-cycles>4</meta:editing-cycles>
    <meta:generator>LibreOffice/4.2.7.2$Linux_X86_64 LibreOffice_project/420m0$Build-2</meta:generator>
    <meta:document-statistic meta:table-count="1" meta:cell-count="132" meta:object-count="0"/>
  </office:meta>
</office:document-meta>
</file>